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arial" svg:font-family="arial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9.6cm" fo:margin-left="0cm" fo:margin-right="0cm" table:align="margins"/>
    </style:style>
    <style:style style:name="Tabela1.A" style:family="table-column">
      <style:table-column-properties style:column-width="19.6cm" style:rel-column-width="65535*"/>
    </style:style>
    <style:style style:name="Tabela1.1" style:family="table-row">
      <style:table-row-properties style:min-row-height="1.191cm"/>
    </style:style>
    <style:style style:name="Tabela1.A1" style:family="table-cell">
      <style:table-cell-properties fo:padding="0.097cm" fo:border="0.002cm solid #000000"/>
    </style:style>
    <style:style style:name="Tabela1.2" style:family="table-row">
      <style:table-row-properties style:min-row-height="1.164cm"/>
    </style:style>
    <style:style style:name="Tabe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.199cm" fo:margin-right="0.199cm" fo:text-indent="0cm" style:auto-text-indent="false"/>
    </style:style>
    <style:style style:name="P2" style:family="paragraph" style:parent-style-name="Standard">
      <style:paragraph-properties fo:margin-left="0cm" fo:margin-right="0.199cm" fo:text-indent="0cm" style:auto-text-indent="false"/>
    </style:style>
    <style:style style:name="P3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Standard">
      <style:paragraph-properties fo:margin-left="0cm" fo:margin-right="0.199cm" fo:text-indent="0cm" style:auto-text-indent="false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5" style:family="paragraph" style:parent-style-name="Standard">
      <style:paragraph-properties fo:margin-left="0cm" fo:margin-right="0.199cm" fo:text-indent="0cm" style:auto-text-indent="false"/>
      <style:text-properties style:font-name="Arial" fo:font-size="9pt" fo:font-weight="bold" style:font-size-asian="9pt" style:font-weight-asian="bold" style:font-size-complex="9pt" style:font-weight-complex="bold"/>
    </style:style>
    <style:style style:name="P6" style:family="paragraph" style:parent-style-name="Standard">
      <style:paragraph-properties fo:margin-left="0.194cm" fo:margin-right="0.194cm" fo:text-indent="-0.079cm" style:auto-text-indent="false">
        <style:tab-stops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7" style:family="paragraph" style:parent-style-name="Standard">
      <style:paragraph-properties fo:margin-left="0.088cm" fo:margin-right="0.194cm" fo:text-indent="0cm" style:auto-text-indent="false">
        <style:tab-stops/>
      </style:paragraph-properties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8" style:family="paragraph" style:parent-style-name="Standard">
      <style:paragraph-properties fo:margin-left="0cm" fo:margin-right="0.194cm" fo:text-align="start" style:justify-single-word="false" fo:text-indent="0cm" style:auto-text-indent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>
      <style:paragraph-properties fo:text-align="center"/>
    </style:style>
    <style:style style:name="P10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11" style:family="paragraph">
      <style:paragraph-properties fo:text-align="end"/>
    </style:style>
    <style:style style:name="P12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14" style:family="paragraph">
      <style:paragraph-properties fo:text-align="start"/>
      <style:text-properties style:text-line-through-style="none" fo:font-style="normal" style:text-underline-style="none"/>
    </style:style>
    <style:style style:name="P15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6" style:family="paragraph">
      <style:text-properties style:font-name="Arial" fo:font-size="6pt" style:font-size-asian="6pt" style:font-size-complex="6pt"/>
    </style:style>
    <style:style style:name="P17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8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9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P20" style:family="paragraph">
      <style:paragraph-properties fo:text-align="start"/>
      <style:text-properties style:text-line-through-style="none" style:font-name="Arial1" fo:font-size="9pt" fo:font-style="normal" style:text-underline-style="none" fo:font-weight="normal"/>
    </style:style>
    <style:style style:name="T1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arial" fo:font-size="9.75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000000" style:font-name="Arial" fo:font-size="8pt" fo:letter-spacing="normal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4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5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Arial" fo:font-size="6pt" style:font-size-asian="6pt" style:font-size-complex="6pt"/>
    </style:style>
    <style:style style:name="gr1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8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none #000000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Ultrafine_20_Dashe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4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33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fo:border="none #000000" style:vertical-pos="from-top" style:vertical-rel="page" style:horizontal-pos="center" style:horizontal-rel="page" draw:wrap-influence-on-position="once-concurrent" style:flow-with-text="false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" form:control-implementation="ooo:com.sun.star.form.component.TextField" xml:id="control3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RsLogoBanco" form:control-implementation="ooo:com.sun.star.form.component.TextField" xml:id="control4" form:id="control4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RsQuantidade" form:control-implementation="ooo:com.sun.star.form.component.TextField" xml:id="control5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xml:id="control6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xml:id="control7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xml:id="control8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xml:id="control9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xml:id="control10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xml:id="control11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xml:id="control12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xml:id="control13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xml:id="control14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Cobrado" form:control-implementation="ooo:com.sun.star.form.component.TextField" xml:id="control15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InstrucaoAoSacado" form:control-implementation="ooo:com.sun.star.form.component.TextField" xml:id="control16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xml:id="control17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xml:id="control18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LogoBanco" form:control-implementation="ooo:com.sun.star.form.component.TextField" xml:id="control19" form:id="control19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odBanco" form:control-implementation="ooo:com.sun.star.form.component.TextField" xml:id="control20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xml:id="control21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xml:id="control22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xml:id="control23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xml:id="control24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xml:id="control25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xml:id="control26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xml:id="control27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xml:id="control28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xml:id="control29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xml:id="control30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xml:id="control31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xml:id="control32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xml:id="control33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xml:id="control34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xml:id="control35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xml:id="control36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xml:id="control37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xml:id="control38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xml:id="control39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xml:id="control40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xml:id="control41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xml:id="control42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xml:id="control43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odigoBarra" form:control-implementation="ooo:com.sun.star.form.component.TextField" xml:id="control44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xml:id="control45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xml:id="control46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xml:id="control47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xml:id="control48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xml:id="control49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xml:id="control50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xml:id="control51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xml:id="control52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xml:id="control53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xml:id="control54" form:id="control54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xml:id="control55" form:id="control5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RsInstituicao" form:control-implementation="ooo:com.sun.star.form.component.TextField" xml:id="control56" form:id="control5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ncurso" form:control-implementation="ooo:com.sun.star.form.component.TextField" xml:id="control57" form:id="control5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me" form:control-implementation="ooo:com.sun.star.form.component.TextField" xml:id="control58" form:id="control5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pcao" form:control-implementation="ooo:com.sun.star.form.component.TextField" xml:id="control59" form:id="control5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edente" form:control-implementation="ooo:com.sun.star.form.component.TextField" xml:id="control60" form:id="control6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RsLogoCedente" form:control-implementation="ooo:com.sun.star.form.component.TextField" xml:id="control61" form:id="control61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control text:anchor-type="paragraph" draw:z-index="111" draw:style-name="gr9" draw:text-style-name="P15" svg:width="5.301cm" svg:height="1.601cm" svg:x="7.849cm" svg:y="0.771cm" draw:control="control61"/></text:p>
      <text:p text:style-name="Text_20_body"/>
      <text:p text:style-name="Text_20_body"/>
      <text:p text:style-name="Text_20_body"><draw:control text:anchor-type="paragraph" draw:z-index="110" draw:style-name="gr4" draw:text-style-name="P20" svg:width="19.031cm" svg:height="0.56cm" svg:x="0.286cm" svg:y="-0.159cm" draw:control="control60"/></text:p>
      <table:table table:name="Tabela1" table:style-name="Tabela1">
        <table:table-column table:style-name="Tabela1.A"/>
        <table:table-header-rows>
          <table:table-row table:style-name="Tabela1.1">
            <table:table-cell table:style-name="Tabela1.A1" office:value-type="string">
              <text:p text:style-name="P8">Instituição</text:p>
              <text:p text:style-name="P3"><draw:control text:anchor-type="paragraph" draw:z-index="106" draw:style-name="gr4" draw:text-style-name="P20" svg:width="19.031cm" svg:height="0.56cm" svg:x="0.286cm" svg:y="0.011cm" draw:control="control56"/></text:p>
            </table:table-cell>
          </table:table-row>
        </table:table-header-rows>
        <table:table-row table:style-name="Tabela1.2">
          <table:table-cell table:style-name="Tabela1.A2" office:value-type="string">
            <text:p text:style-name="P7">Concurso</text:p>
            <text:p text:style-name="P4"><draw:control text:anchor-type="paragraph" draw:z-index="107" draw:style-name="gr4" draw:text-style-name="P20" svg:width="19.031cm" svg:height="0.56cm" svg:x="0.286cm" svg:y="0.011cm" draw:control="control57"/></text:p>
          </table:table-cell>
        </table:table-row>
        <table:table-row table:style-name="Tabela1.2">
          <table:table-cell table:style-name="Tabela1.A2" office:value-type="string">
            <text:p text:style-name="P6">Candidato</text:p>
            <text:p text:style-name="P5"><draw:control text:anchor-type="paragraph" draw:z-index="108" draw:style-name="gr4" draw:text-style-name="P20" svg:width="19.031cm" svg:height="0.56cm" svg:x="0.259cm" svg:y="0.011cm" draw:control="control58"/></text:p>
          </table:table-cell>
        </table:table-row>
        <table:table-row table:style-name="Tabela1.2">
          <table:table-cell table:style-name="Tabela1.A2" office:value-type="string">
            <text:p text:style-name="P6">Opção</text:p>
            <text:p text:style-name="P5"><draw:control text:anchor-type="paragraph" draw:z-index="109" draw:style-name="gr4" draw:text-style-name="P20" svg:width="19.031cm" svg:height="0.56cm" svg:x="0.233cm" svg:y="0.011cm" draw:control="control59"/></text:p>
          </table:table-cell>
        </table:table-row>
      </table:table>
      <text:p text:style-name="P1"><text:span text:style-name="Strong_20_Emphasis"><text:span text:style-name="T3"/></text:span></text:p>
      <text:p text:style-name="P1"><text:span text:style-name="Strong_20_Emphasis"><text:span text:style-name="T2">Instruções:</text:span></text:span><text:span text:style-name="T1"><text:line-break/></text:span><text:span text:style-name="Emphasis"><text:span text:style-name="T1">1 - Imprima em impressora jato de tinta (ink jet) ou a laser em qualidade normal ou alta. Não use modo econômico.<text:line-break/>2 - Utilize folha A4 (210x297mm) ou carta (216x279mm) .<text:line-break/>3 - Corte na linha indicada. Não rasure, risque, fure ou dobre a região onde se encontra o código de barras.</text:span></text:span></text:p>
      <text:p text:style-name="P2"><draw:custom-shape text:anchor-type="paragraph" draw:z-index="94" draw:style-name="gr2" draw:text-style-name="P10" svg:width="19.134cm" svg:height="0.75cm" svg:x="0.25cm" svg:y="4.87cm"><text:p><text:span text:style-name="T4">Sacado</text:span></text:p><draw:enhanced-geometry svg:viewBox="0 0 21600 21600" draw:glue-points="10800 0 0 10800 10800 21600 21600 10800" draw:type="flowchart-process" draw:enhanced-path="M 0 0 L 21600 0 21600 21600 0 21600 0 0 Z N"/></draw:custom-shape><draw:rect text:anchor-type="paragraph" draw:z-index="67" draw:style-name="gr1" draw:text-style-name="P9" svg:width="12.593cm" svg:height="1.23cm" svg:x="6.787cm" svg:y="7.354cm"><text:p/></draw:rect><draw:rect text:anchor-type="paragraph" draw:z-index="66" draw:style-name="gr1" draw:text-style-name="P9" svg:width="1.989cm" svg:height="1.241cm" svg:x="4.763cm" svg:y="7.352cm"><text:p/></draw:rect><draw:rect text:anchor-type="paragraph" draw:z-index="65" draw:style-name="gr1" draw:text-style-name="P9" svg:width="4.478cm" svg:height="1.235cm" svg:x="0.25cm" svg:y="7.352cm"><text:p/></draw:rect><draw:frame text:anchor-type="paragraph" draw:z-index="62" draw:style-name="gr8" draw:text-style-name="P16" svg:width="2.357cm" svg:height="0.332cm" svg:x="12.487cm" svg:y="17.593cm"><draw:text-box><text:p><text:span text:style-name="T6">Autenticação Mecânica</text:span></text:p></draw:text-box></draw:frame><draw:frame text:anchor-type="paragraph" draw:z-index="61" draw:style-name="gr7" draw:text-style-name="P12" svg:width="3.915cm" svg:height="0.327cm" svg:x="15.466cm" svg:y="17.565cm"><draw:text-box><text:p text:style-name="P11"><text:span text:style-name="T5">FICHA DE COMPENSAÇÃO</text:span></text:p></draw:text-box></draw:frame><draw:custom-shape text:anchor-type="paragraph" draw:z-index="60" draw:style-name="gr2" draw:text-style-name="P10" svg:width="14.579cm" svg:height="3.749cm" svg:x="0.25cm" svg:y="11.591cm"><text:p><text:span text:style-name="T4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9" draw:style-name="gr2" draw:text-style-name="P10" svg:width="4.005cm" svg:height="0.75cm" svg:x="10.825cm" svg:y="10.841cm"><text:p><text:span text:style-name="T4">Valo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8" draw:style-name="gr2" draw:text-style-name="P10" svg:width="3.562cm" svg:height="0.75cm" svg:x="7.264cm" svg:y="10.841cm"><text:p><text:span text:style-name="T4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7" draw:style-name="gr2" draw:text-style-name="P10" svg:width="2.565cm" svg:height="0.75cm" svg:x="4.699cm" svg:y="10.841cm"><text:p><text:span text:style-name="T4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6" draw:style-name="gr2" draw:text-style-name="P10" svg:width="1.916cm" svg:height="0.75cm" svg:x="2.783cm" svg:y="10.841cm"><text:p><text:span text:style-name="T4">Carteir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5" draw:style-name="gr2" draw:text-style-name="P10" svg:width="2.534cm" svg:height="0.75cm" svg:x="0.25cm" svg:y="10.841cm"><text:p><text:span text:style-name="T4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4" draw:style-name="gr2" draw:text-style-name="P10" svg:width="4.005cm" svg:height="0.75cm" svg:x="10.825cm" svg:y="10.091cm"><text:p><text:span text:style-name="T4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3" draw:style-name="gr2" draw:text-style-name="P10" svg:width="2.095cm" svg:height="0.75cm" svg:x="8.731cm" svg:y="10.091cm"><text:p><text:span text:style-name="T4">Acei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2" draw:style-name="gr2" draw:text-style-name="P10" svg:width="2.998cm" svg:height="0.75cm" svg:x="5.734cm" svg:y="10.091cm"><text:p><text:span text:style-name="T4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1" draw:style-name="gr2" draw:text-style-name="P10" svg:width="2.952cm" svg:height="0.75cm" svg:x="2.783cm" svg:y="10.091cm"><text:p><text:span text:style-name="T4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0" draw:style-name="gr2" draw:text-style-name="P10" svg:width="2.534cm" svg:height="0.75cm" svg:x="0.25cm" svg:y="10.091cm"><text:p><text:span text:style-name="T4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9" draw:style-name="gr2" draw:text-style-name="P10" svg:width="4.552cm" svg:height="0.75cm" svg:x="14.829cm" svg:y="14.589cm"><text:p><text:span text:style-name="T4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8" draw:style-name="gr2" draw:text-style-name="P10" svg:width="4.552cm" svg:height="0.75cm" svg:x="14.829cm" svg:y="13.839cm"><text:p><text:span text:style-name="T4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7" draw:style-name="gr2" draw:text-style-name="P10" svg:width="4.552cm" svg:height="0.75cm" svg:x="14.829cm" svg:y="13.09cm"><text:p><text:span text:style-name="T4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6" draw:style-name="gr2" draw:text-style-name="P10" svg:width="4.552cm" svg:height="0.75cm" svg:x="14.829cm" svg:y="12.34cm"><text:p><text:span text:style-name="T4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5" draw:style-name="gr2" draw:text-style-name="P10" svg:width="4.552cm" svg:height="0.75cm" svg:x="14.829cm" svg:y="11.591cm"><text:p><text:span text:style-name="T4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4" draw:style-name="gr2" draw:text-style-name="P10" svg:width="4.552cm" svg:height="0.75cm" svg:x="14.829cm" svg:y="10.841cm"><text:p><text:span text:style-name="T4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3" draw:style-name="gr2" draw:text-style-name="P10" svg:width="4.552cm" svg:height="0.75cm" svg:x="14.829cm" svg:y="10.091cm"><text:p><text:span text:style-name="T4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2" draw:style-name="gr2" draw:text-style-name="P10" svg:width="4.552cm" svg:height="0.75cm" svg:x="14.829cm" svg:y="9.342cm"><text:p><text:span text:style-name="T4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1" draw:style-name="gr2" draw:text-style-name="P10" svg:width="14.579cm" svg:height="0.75cm" svg:x="0.25cm" svg:y="9.342cm"><text:p><text:span text:style-name="T4">Ceden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0" draw:style-name="gr2" draw:text-style-name="P10" svg:width="4.552cm" svg:height="0.75cm" svg:x="14.829cm" svg:y="8.592cm"><text:p><text:span text:style-name="T4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9" draw:style-name="gr2" draw:text-style-name="P10" svg:width="14.579cm" svg:height="0.75cm" svg:x="0.25cm" svg:y="8.592cm"><text:p><text:span text:style-name="T4">Local de pagamento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38" draw:style-name="gr6" draw:text-style-name="P16" svg:width="2.015cm" svg:height="0.248cm" svg:x="17.383cm" svg:y="6.638cm"><draw:text-box><text:p><text:span text:style-name="T6">Corte na linha abaixo</text:span></text:p></draw:text-box></draw:frame><draw:custom-shape text:anchor-type="paragraph" draw:z-index="37" draw:style-name="gr2" draw:text-style-name="P10" svg:width="19.128cm" svg:height="2.066cm" svg:x="0.252cm" svg:y="15.335cm"><text:p><text:span text:style-name="T4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36" draw:style-name="gr5" draw:text-style-name="P9" svg:x1="0.252cm" svg:y1="6.904cm" svg:x2="19.38cm" svg:y2="6.904cm"><text:p/></draw:line><draw:frame text:anchor-type="paragraph" draw:z-index="19" draw:style-name="gr3" draw:text-style-name="P12" svg:width="3.123cm" svg:height="0.385cm" svg:x="16.258cm" svg:y="0.949cm"><draw:text-box><text:p text:style-name="P11"><text:span text:style-name="T5">RECIBO DO SACADO</text:span></text:p></draw:text-box></draw:frame><draw:custom-shape text:anchor-type="paragraph" draw:z-index="18" draw:style-name="gr2" draw:text-style-name="P10" svg:width="4.315cm" svg:height="0.75cm" svg:x="15.065cm" svg:y="5.62cm"><text:p><text:span text:style-name="T4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7" draw:style-name="gr2" draw:text-style-name="P10" svg:width="14.812cm" svg:height="0.75cm" svg:x="0.25cm" svg:y="5.62cm"><text:p><text:span text:style-name="T4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style-name="gr2" draw:text-style-name="P10" svg:width="5.248cm" svg:height="0.75cm" svg:x="14.129cm" svg:y="4.12cm"><text:p><text:span text:style-name="T4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5" draw:style-name="gr2" draw:text-style-name="P10" svg:width="3.289cm" svg:height="0.75cm" svg:x="10.841cm" svg:y="4.12cm"><text:p><text:span text:style-name="T4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style-name="gr2" draw:text-style-name="P10" svg:width="3.264cm" svg:height="0.75cm" svg:x="7.602cm" svg:y="4.12cm"><text:p><text:span text:style-name="T4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style-name="gr2" draw:text-style-name="P10" svg:width="3.312cm" svg:height="0.75cm" svg:x="4.292cm" svg:y="4.12cm"><text:p><text:span text:style-name="T4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2" draw:style-name="gr2" draw:text-style-name="P10" svg:width="4.042cm" svg:height="0.75cm" svg:x="0.25cm" svg:y="4.12cm"><text:p><text:span text:style-name="T4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style-name="gr2" draw:text-style-name="P10" svg:width="5.248cm" svg:height="0.75cm" svg:x="14.129cm" svg:y="3.371cm"><text:p><text:span text:style-name="T4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0" draw:style-name="gr2" draw:text-style-name="P10" svg:width="4cm" svg:height="0.75cm" svg:x="10.13cm" svg:y="3.371cm"><text:p><text:span text:style-name="T4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style-name="gr2" draw:text-style-name="P10" svg:width="3.918cm" svg:height="0.75cm" svg:x="6.212cm" svg:y="3.371cm"><text:p><text:span text:style-name="T4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" draw:style-name="gr2" draw:text-style-name="P10" svg:width="5.963cm" svg:height="0.75cm" svg:x="0.25cm" svg:y="3.371cm"><text:p><text:span text:style-name="T4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style-name="gr2" draw:text-style-name="P10" svg:width="3.756cm" svg:height="0.75cm" svg:x="15.621cm" svg:y="2.621cm"><text:p><text:span text:style-name="T4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6" draw:style-name="gr2" draw:text-style-name="P10" svg:width="1.493cm" svg:height="0.75cm" svg:x="14.129cm" svg:y="2.621cm"><text:p><text:span text:style-name="T4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2" draw:text-style-name="P10" svg:width="1.158cm" svg:height="0.75cm" svg:x="12.972cm" svg:y="2.621cm"><text:p><text:span text:style-name="T4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style-name="gr2" draw:text-style-name="P10" svg:width="3.786cm" svg:height="0.75cm" svg:x="9.186cm" svg:y="2.621cm"><text:p><text:span text:style-name="T4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style-name="gr2" draw:text-style-name="P10" svg:width="8.937cm" svg:height="0.75cm" svg:x="0.25cm" svg:y="2.621cm"><text:p><text:span text:style-name="T4">Cedente</text:span></text:p><draw:enhanced-geometry svg:viewBox="0 0 21600 21600" draw:glue-points="10800 0 0 10800 10800 21600 21600 10800" draw:type="flowchart-process" draw:enhanced-path="M 0 0 L 21600 0 21600 21600 0 21600 0 0 Z N"/></draw:custom-shape><draw:rect text:anchor-type="paragraph" draw:z-index="2" draw:style-name="gr1" draw:text-style-name="P9" svg:width="12.593cm" svg:height="1.23cm" svg:x="6.787cm" svg:y="1.385cm"><text:p/></draw:rect><draw:rect text:anchor-type="paragraph" draw:z-index="1" draw:style-name="gr1" draw:text-style-name="P9" svg:width="1.989cm" svg:height="1.241cm" svg:x="4.763cm" svg:y="1.383cm"><text:p/></draw:rect><draw:rect text:anchor-type="paragraph" draw:z-index="0" draw:style-name="gr1" draw:text-style-name="P9" svg:width="4.478cm" svg:height="1.235cm" svg:x="0.25cm" svg:y="1.383cm"><text:p/></draw:rect><draw:control text:anchor-type="paragraph" draw:z-index="20" draw:style-name="gr4" draw:text-style-name="P13" svg:width="8.699cm" svg:height="0.396cm" svg:x="0.411cm" svg:y="2.923cm" draw:control="control1"/><draw:control text:anchor-type="paragraph" draw:z-index="21" draw:style-name="gr4" draw:text-style-name="P14" svg:width="3.527cm" svg:height="0.396cm" svg:x="9.327cm" svg:y="2.923cm" draw:control="control2"/><draw:control text:anchor-type="paragraph" draw:z-index="22" draw:style-name="gr4" draw:text-style-name="P14" svg:width="0.929cm" svg:height="0.396cm" svg:x="13.12cm" svg:y="2.923cm" draw:control="control3"/><draw:control text:anchor-type="paragraph" draw:z-index="23" draw:style-name="gr4" draw:text-style-name="P15" svg:width="4.123cm" svg:height="0.953cm" svg:x="0.455cm" svg:y="1.538cm" draw:control="control4"/><draw:control text:anchor-type="paragraph" draw:z-index="24" draw:style-name="gr4" draw:text-style-name="P14" svg:width="1.274cm" svg:height="0.396cm" svg:x="14.27cm" svg:y="2.923cm" draw:control="control5"/><draw:control text:anchor-type="paragraph" draw:z-index="25" draw:style-name="gr4" draw:text-style-name="P14" svg:width="3.555cm" svg:height="0.401cm" svg:x="15.743cm" svg:y="2.923cm" draw:control="control6"/><draw:control text:anchor-type="paragraph" draw:z-index="26" draw:name="txtNumeroDocumento" draw:style-name="gr4" draw:text-style-name="P13" svg:width="5.696cm" svg:height="0.396cm" svg:x="0.411cm" svg:y="3.672cm" draw:control="control7"/><draw:control text:anchor-type="paragraph" draw:z-index="27" draw:name="txtNumeroDocumento" draw:style-name="gr4" draw:text-style-name="P13" svg:width="3.682cm" svg:height="0.396cm" svg:x="6.341cm" svg:y="3.672cm" draw:control="control8"/><draw:control text:anchor-type="paragraph" draw:z-index="28" draw:name="txtNumeroDocumento" draw:style-name="gr4" draw:text-style-name="P13" svg:width="3.793cm" svg:height="0.396cm" svg:x="10.259cm" svg:y="3.672cm" draw:control="control9"/><draw:control text:anchor-type="paragraph" draw:z-index="29" draw:name="txtNumeroDocumento" draw:style-name="gr4" draw:text-style-name="P13" svg:width="5.024cm" svg:height="0.396cm" svg:x="14.268cm" svg:y="3.672cm" draw:control="control10"/><draw:control text:anchor-type="paragraph" draw:z-index="30" draw:name="txtNumeroDocumento" draw:style-name="gr4" draw:text-style-name="P13" svg:width="3.795cm" svg:height="0.396cm" svg:x="0.411cm" svg:y="4.422cm" draw:control="control11"/><draw:control text:anchor-type="paragraph" draw:z-index="31" draw:name="txtNumeroDocumento" draw:style-name="gr4" draw:text-style-name="P13" svg:width="3.086cm" svg:height="0.396cm" svg:x="4.42cm" svg:y="4.422cm" draw:control="control12"/><draw:control text:anchor-type="paragraph" draw:z-index="32" draw:name="txtNumeroDocumento" draw:style-name="gr4" draw:text-style-name="P13" svg:width="3.049cm" svg:height="0.396cm" svg:x="7.701cm" svg:y="4.422cm" draw:control="control13"/><draw:control text:anchor-type="paragraph" draw:z-index="33" draw:name="txtNumeroDocumento" draw:style-name="gr4" draw:text-style-name="P13" svg:width="3.049cm" svg:height="0.396cm" svg:x="10.966cm" svg:y="4.422cm" draw:control="control14"/><draw:control text:anchor-type="paragraph" draw:z-index="34" draw:name="txtNumeroDocumento" draw:style-name="gr4" draw:text-style-name="P13" svg:width="5.061cm" svg:height="0.396cm" svg:x="14.231cm" svg:y="4.422cm" draw:control="control15"/><draw:control text:anchor-type="paragraph" draw:z-index="35" draw:name="txtNumeroDocumento" draw:style-name="gr4" draw:text-style-name="P13" svg:width="14.537cm" svg:height="0.396cm" svg:x="0.411cm" svg:y="5.921cm" draw:control="control16"/><draw:control text:anchor-type="paragraph" draw:z-index="63" draw:style-name="gr4" draw:text-style-name="P17" svg:width="1.851cm" svg:height="0.952cm" svg:x="4.835cm" svg:y="1.535cm" draw:control="control17"/><draw:control text:anchor-type="paragraph" draw:z-index="64" draw:style-name="gr4" draw:text-style-name="P18" svg:width="12.286cm" svg:height="0.953cm" svg:x="6.939cm" svg:y="1.538cm" draw:control="control18"/><draw:control text:anchor-type="paragraph" draw:z-index="68" draw:style-name="gr4" draw:text-style-name="P15" svg:width="4.123cm" svg:height="0.953cm" svg:x="0.455cm" svg:y="7.507cm" draw:control="control19"/><draw:control text:anchor-type="paragraph" draw:z-index="69" draw:style-name="gr4" draw:text-style-name="P17" svg:width="1.851cm" svg:height="0.952cm" svg:x="4.835cm" svg:y="7.509cm" draw:control="control20"/><draw:control text:anchor-type="paragraph" draw:z-index="70" draw:style-name="gr4" draw:text-style-name="P18" svg:width="12.286cm" svg:height="0.953cm" svg:x="6.939cm" svg:y="7.507cm" draw:control="control21"/><draw:control text:anchor-type="paragraph" draw:z-index="71" draw:style-name="gr4" draw:text-style-name="P13" svg:width="14.311cm" svg:height="0.396cm" svg:x="0.411cm" svg:y="8.901cm" draw:control="control22"/><draw:control text:anchor-type="paragraph" draw:z-index="72" draw:style-name="gr4" draw:text-style-name="P13" svg:width="14.311cm" svg:height="0.396cm" svg:x="0.411cm" svg:y="9.643cm" draw:control="control23"/><draw:control text:anchor-type="paragraph" draw:z-index="73" draw:style-name="gr4" draw:text-style-name="P13" svg:width="4.313cm" svg:height="0.396cm" svg:x="14.94cm" svg:y="8.901cm" draw:control="control24"/><draw:control text:anchor-type="paragraph" draw:z-index="74" draw:style-name="gr4" draw:text-style-name="P13" svg:width="4.313cm" svg:height="0.396cm" svg:x="14.94cm" svg:y="9.643cm" draw:control="control25"/><draw:control text:anchor-type="paragraph" draw:z-index="75" draw:style-name="gr4" draw:text-style-name="P13" svg:width="4.315cm" svg:height="0.396cm" svg:x="14.958cm" svg:y="11.146cm" draw:control="control26"/><draw:control text:anchor-type="paragraph" draw:z-index="76" draw:style-name="gr4" draw:text-style-name="P13" svg:width="4.315cm" svg:height="0.396cm" svg:x="14.958cm" svg:y="10.368cm" draw:control="control27"/><draw:control text:anchor-type="paragraph" draw:z-index="77" draw:style-name="gr4" draw:text-style-name="P13" svg:width="4.315cm" svg:height="0.396cm" svg:x="14.958cm" svg:y="11.892cm" draw:control="control28"/><draw:control text:anchor-type="paragraph" draw:z-index="78" draw:style-name="gr4" draw:text-style-name="P13" svg:width="4.315cm" svg:height="0.396cm" svg:x="14.958cm" svg:y="12.642cm" draw:control="control29"/><draw:control text:anchor-type="paragraph" draw:z-index="79" draw:style-name="gr4" draw:text-style-name="P13" svg:width="4.315cm" svg:height="0.396cm" svg:x="14.958cm" svg:y="13.391cm" draw:control="control30"/><draw:control text:anchor-type="paragraph" draw:z-index="80" draw:style-name="gr4" draw:text-style-name="P13" svg:width="4.315cm" svg:height="0.396cm" svg:x="14.958cm" svg:y="14.141cm" draw:control="control31"/><draw:control text:anchor-type="paragraph" draw:z-index="81" draw:style-name="gr4" draw:text-style-name="P13" svg:width="2.271cm" svg:height="0.396cm" svg:x="0.411cm" svg:y="10.368cm" draw:control="control32"/><draw:control text:anchor-type="paragraph" draw:z-index="82" draw:style-name="gr4" draw:text-style-name="P13" svg:width="2.73cm" svg:height="0.396cm" svg:x="2.91cm" svg:y="10.368cm" draw:control="control33"/><draw:control text:anchor-type="paragraph" draw:z-index="83" draw:style-name="gr4" draw:text-style-name="P13" svg:width="2.786cm" svg:height="0.396cm" svg:x="5.856cm" svg:y="10.368cm" draw:control="control34"/><draw:control text:anchor-type="paragraph" draw:z-index="84" draw:style-name="gr4" draw:text-style-name="P13" svg:width="1.853cm" svg:height="0.396cm" svg:x="8.878cm" svg:y="10.368cm" draw:control="control35"/><draw:control text:anchor-type="paragraph" draw:z-index="85" draw:style-name="gr4" draw:text-style-name="P13" svg:width="3.774cm" svg:height="0.396cm" svg:x="10.966cm" svg:y="10.368cm" draw:control="control36"/><draw:control text:anchor-type="paragraph" draw:z-index="86" draw:style-name="gr4" draw:text-style-name="P13" svg:width="2.271cm" svg:height="0.396cm" svg:x="0.411cm" svg:y="11.146cm" draw:control="control37"/><draw:control text:anchor-type="paragraph" draw:z-index="87" draw:style-name="gr4" draw:text-style-name="P13" svg:width="1.692cm" svg:height="0.401cm" svg:x="2.905cm" svg:y="11.146cm" draw:control="control38"/><draw:control text:anchor-type="paragraph" draw:z-index="88" draw:style-name="gr4" draw:text-style-name="P13" svg:width="2.304cm" svg:height="0.401cm" svg:x="4.847cm" svg:y="11.146cm" draw:control="control39"/><draw:control text:anchor-type="paragraph" draw:z-index="89" draw:style-name="gr4" draw:text-style-name="P13" svg:width="3.301cm" svg:height="0.401cm" svg:x="7.435cm" svg:y="11.146cm" draw:control="control40"/><draw:control text:anchor-type="paragraph" draw:z-index="90" draw:style-name="gr4" draw:text-style-name="P13" svg:width="3.793cm" svg:height="0.401cm" svg:x="10.966cm" svg:y="11.146cm" draw:control="control41"/><draw:control text:anchor-type="paragraph" draw:z-index="91" draw:style-name="gr4" draw:text-style-name="P13" svg:width="4.315cm" svg:height="0.396cm" svg:x="14.958cm" svg:y="14.908cm" draw:control="control42"/><draw:control text:anchor-type="paragraph" draw:z-index="92" draw:style-name="gr4" draw:text-style-name="P19" svg:width="18.864cm" svg:height="0.401cm" svg:x="0.411cm" svg:y="15.655cm" draw:control="control43"/><draw:control text:anchor-type="paragraph" draw:z-index="93" draw:style-name="gr4" draw:text-style-name="P15" svg:width="10.891cm" svg:height="1.301cm" svg:x="0.252cm" svg:y="17.512cm" draw:control="control44"/><draw:control text:anchor-type="paragraph" draw:z-index="95" draw:name="txtNumeroDocumento" draw:style-name="gr4" draw:text-style-name="P13" svg:width="18.834cm" svg:height="0.396cm" svg:x="0.411cm" svg:y="5.172cm" draw:control="control45"/><draw:control text:anchor-type="paragraph" draw:z-index="96" draw:name="txtNumeroDocumento" draw:style-name="gr4" draw:text-style-name="P13" svg:width="14.292cm" svg:height="0.396cm" svg:x="0.409cm" svg:y="11.922cm" draw:control="control46"/><draw:control text:anchor-type="paragraph" draw:z-index="97" draw:name="txtNumeroDocumento" draw:style-name="gr4" draw:text-style-name="P13" svg:width="14.292cm" svg:height="0.396cm" svg:x="0.409cm" svg:y="12.34cm" draw:control="control47"/><draw:control text:anchor-type="paragraph" draw:z-index="98" draw:name="txtNumeroDocumento" draw:style-name="gr4" draw:text-style-name="P13" svg:width="14.292cm" svg:height="0.396cm" svg:x="0.409cm" svg:y="12.758cm" draw:control="control48"/><draw:control text:anchor-type="paragraph" draw:z-index="99" draw:name="txtNumeroDocumento" draw:style-name="gr4" draw:text-style-name="P13" svg:width="14.292cm" svg:height="0.396cm" svg:x="0.409cm" svg:y="13.176cm" draw:control="control49"/><draw:control text:anchor-type="paragraph" draw:z-index="100" draw:name="txtNumeroDocumento" draw:style-name="gr4" draw:text-style-name="P13" svg:width="14.292cm" svg:height="0.396cm" svg:x="0.409cm" svg:y="13.612cm" draw:control="control50"/><draw:control text:anchor-type="paragraph" draw:z-index="101" draw:name="txtNumeroDocumento" draw:style-name="gr4" draw:text-style-name="P13" svg:width="14.292cm" svg:height="0.396cm" svg:x="0.409cm" svg:y="14.03cm" draw:control="control51"/><draw:control text:anchor-type="paragraph" draw:z-index="102" draw:name="txtNumeroDocumento" draw:style-name="gr4" draw:text-style-name="P13" svg:width="14.292cm" svg:height="0.396cm" svg:x="0.409cm" svg:y="14.448cm" draw:control="control52"/><draw:control text:anchor-type="paragraph" draw:z-index="103" draw:name="txtNumeroDocumento" draw:style-name="gr4" draw:text-style-name="P13" svg:width="14.292cm" svg:height="0.396cm" svg:x="0.409cm" svg:y="14.878cm" draw:control="control53"/><draw:control text:anchor-type="paragraph" draw:z-index="104" draw:style-name="gr4" draw:text-style-name="P19" svg:width="18.864cm" svg:height="0.401cm" svg:x="0.411cm" svg:y="16.081cm" draw:control="control54"/><draw:control text:anchor-type="paragraph" draw:z-index="105" draw:style-name="gr4" draw:text-style-name="P19" svg:width="18.864cm" svg:height="0.401cm" svg:x="0.411cm" svg:y="16.499cm" draw:control="control5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arial" svg:font-family="arial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401</meta:generator>
    <meta:initial-creator>Misael Queiroz</meta:initial-creator>
    <meta:creation-date>2008-01-18T19:37:11</meta:creation-date>
    <dc:date>2012-02-13T22:27:20.04</dc:date>
    <meta:editing-cycles>120</meta:editing-cycles>
    <meta:editing-duration>PT9H1M35S</meta:editing-duration>
    <dc:subject>Boleto</dc:subject>
    <dc:title>Boleto </dc:title>
    <meta:keyword>boleto</meta:keyword>
    <meta:keyword>funadepi</meta:keyword>
    <meta:keyword>concurso</meta:keyword>
    <meta:document-statistic meta:table-count="1" meta:image-count="0" meta:object-count="0" meta:page-count="1" meta:paragraph-count="5" meta:word-count="58" meta:character-count="323"/>
    <meta:user-defined meta:name="Info 1"/>
    <meta:user-defined meta:name="Info 2"/>
    <meta:user-defined meta:name="Info 3"/>
    <meta:user-defined meta:name="Info 4"/>
  </office:meta>
</office:document-meta>
</file>